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9.6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19.86pt" svg:height="600.83pt" svg:x="2.35pt" svg:y="194.26pt">
            <draw:object draw:notify-on-update-of-ranges="Sheet1.A2:Sheet1.A14 Sheet1.B1:Sheet1.B1 Sheet1.B2:Sheet1.B14 Sheet1.C1:Sheet1.C1 Sheet1.C2:Sheet1.C14 Sheet1.D1:Sheet1.D1 Sheet1.D2:Sheet1.D14 Sheet1.E1:Sheet1.E1 Sheet1.E2:Sheet1.E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Original</text:p>
          </table:table-cell>
          <table:table-cell office:value-type="string" calcext:value-type="string">
            <text:p>With fastRELIC</text:p>
          </table:table-cell>
          <table:table-cell office:value-type="string" calcext:value-type="string">
            <text:p>With Euclidean</text:p>
          </table:table-cell>
          <table:table-cell office:value-type="string" calcext:value-type="string">
            <text:p>With Euclidean and fastRELIC</text:p>
          </table:table-cell>
        </table:table-row>
        <table:table-row table:style-name="ro1">
          <table:table-cell office:value-type="string" calcext:value-type="string">
            <text:p>average_neighbour_degree</text:p>
          </table:table-cell>
          <table:table-cell office:value-type="float" office:value="0.569230769230769" calcext:value-type="float">
            <text:p>0.569230769230769</text:p>
          </table:table-cell>
          <table:table-cell office:value-type="float" office:value="0.492307692307692" calcext:value-type="float">
            <text:p>0.492307692307692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0.615384615384615" calcext:value-type="float">
            <text:p>0.615384615384615</text:p>
          </table:table-cell>
        </table:table-row>
        <table:table-row table:style-name="ro1">
          <table:table-cell office:value-type="string" calcext:value-type="string">
            <text:p>betweenness_centrality</text:p>
          </table:table-cell>
          <table:table-cell office:value-type="float" office:value="0.461538461538462" calcext:value-type="float">
            <text:p>0.461538461538462</text:p>
          </table:table-cell>
          <table:table-cell office:value-type="float" office:value="0.384615384615385" calcext:value-type="float">
            <text:p>0.384615384615385</text:p>
          </table:table-cell>
          <table:table-cell office:value-type="float" office:value="0.4" calcext:value-type="float">
            <text:p>0.4</text:p>
          </table:table-cell>
          <table:table-cell office:value-type="float" office:value="0.492307692307692" calcext:value-type="float">
            <text:p>0.492307692307692</text:p>
          </table:table-cell>
        </table:table-row>
        <table:table-row table:style-name="ro1">
          <table:table-cell office:value-type="string" calcext:value-type="string">
            <text:p>closeness_centrality</text:p>
          </table:table-cell>
          <table:table-cell office:value-type="float" office:value="0.415384615384615" calcext:value-type="float">
            <text:p>0.415384615384615</text:p>
          </table:table-cell>
          <table:table-cell office:value-type="float" office:value="0.369230769230769" calcext:value-type="float">
            <text:p>0.369230769230769</text:p>
          </table:table-cell>
          <table:table-cell office:value-type="float" office:value="0.430769230769231" calcext:value-type="float">
            <text:p>0.430769230769231</text:p>
          </table:table-cell>
          <table:table-cell office:value-type="float" office:value="0.553846153846154" calcext:value-type="float">
            <text:p>0.553846153846154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0.4" calcext:value-type="float">
            <text:p>0.4</text:p>
          </table:table-cell>
          <table:table-cell office:value-type="float" office:value="0.230769230769231" calcext:value-type="float">
            <text:p>0.230769230769231</text:p>
          </table:table-cell>
          <table:table-cell office:value-type="float" office:value="0.523076923076923" calcext:value-type="float">
            <text:p>0.523076923076923</text:p>
          </table:table-cell>
          <table:table-cell office:value-type="float" office:value="0.353846153846154" calcext:value-type="float">
            <text:p>0.353846153846154</text:p>
          </table:table-cell>
        </table:table-row>
        <table:table-row table:style-name="ro1">
          <table:table-cell office:value-type="string" calcext:value-type="string">
            <text:p>degree</text:p>
          </table:table-cell>
          <table:table-cell office:value-type="float" office:value="0.323076923076923" calcext:value-type="float">
            <text:p>0.323076923076923</text:p>
          </table:table-cell>
          <table:table-cell office:value-type="float" office:value="0.246153846153846" calcext:value-type="float">
            <text:p>0.246153846153846</text:p>
          </table:table-cell>
          <table:table-cell office:value-type="float" office:value="0.492307692307692" calcext:value-type="float">
            <text:p>0.492307692307692</text:p>
          </table:table-cell>
          <table:table-cell office:value-type="float" office:value="0.307692307692308" calcext:value-type="float">
            <text:p>0.307692307692308</text:p>
          </table:table-cell>
        </table:table-row>
        <table:table-row table:style-name="ro1">
          <table:table-cell office:value-type="string" calcext:value-type="string">
            <text:p>degree_centrality</text:p>
          </table:table-cell>
          <table:table-cell office:value-type="float" office:value="0.446153846153846" calcext:value-type="float">
            <text:p>0.446153846153846</text:p>
          </table:table-cell>
          <table:table-cell office:value-type="float" office:value="0.461538461538462" calcext:value-type="float">
            <text:p>0.461538461538462</text:p>
          </table:table-cell>
          <table:table-cell office:value-type="float" office:value="0.553846153846154" calcext:value-type="float">
            <text:p>0.553846153846154</text:p>
          </table:table-cell>
          <table:table-cell office:value-type="float" office:value="0.492307692307692" calcext:value-type="float">
            <text:p>0.492307692307692</text:p>
          </table:table-cell>
        </table:table-row>
        <table:table-row table:style-name="ro1">
          <table:table-cell office:value-type="string" calcext:value-type="string">
            <text:p>has_feedback_path</text:p>
          </table:table-cell>
          <table:table-cell office:value-type="float" office:value="0.323076923076923" calcext:value-type="float">
            <text:p>0.323076923076923</text:p>
          </table:table-cell>
          <table:table-cell office:value-type="float" office:value="0.261538461538462" calcext:value-type="float">
            <text:p>0.261538461538462</text:p>
          </table:table-cell>
          <table:table-cell office:value-type="float" office:value="0.507692307692308" calcext:value-type="float">
            <text:p>0.507692307692308</text:p>
          </table:table-cell>
          <table:table-cell office:value-type="float" office:value="0.384615384615385" calcext:value-type="float">
            <text:p>0.384615384615385</text:p>
          </table:table-cell>
        </table:table-row>
        <table:table-row table:style-name="ro1">
          <table:table-cell office:value-type="string" calcext:value-type="string">
            <text:p>katz</text:p>
          </table:table-cell>
          <table:table-cell office:value-type="float" office:value="0.492307692307692" calcext:value-type="float">
            <text:p>0.492307692307692</text:p>
          </table:table-cell>
          <table:table-cell office:value-type="float" office:value="0.415384615384615" calcext:value-type="float">
            <text:p>0.415384615384615</text:p>
          </table:table-cell>
          <table:table-cell office:value-type="float" office:value="0.676923076923077" calcext:value-type="float">
            <text:p>0.676923076923077</text:p>
          </table:table-cell>
          <table:table-cell office:value-type="float" office:value="0.569230769230769" calcext:value-type="float">
            <text:p>0.569230769230769</text:p>
          </table:table-cell>
        </table:table-row>
        <table:table-row table:style-name="ro1">
          <table:table-cell office:value-type="string" calcext:value-type="string">
            <text:p>load_centrality</text:p>
          </table:table-cell>
          <table:table-cell office:value-type="float" office:value="0.492307692307692" calcext:value-type="float">
            <text:p>0.492307692307692</text:p>
          </table:table-cell>
          <table:table-cell office:value-type="float" office:value="0.369230769230769" calcext:value-type="float">
            <text:p>0.369230769230769</text:p>
          </table:table-cell>
          <table:table-cell office:value-type="float" office:value="0.369230769230769" calcext:value-type="float">
            <text:p>0.369230769230769</text:p>
          </table:table-cell>
          <table:table-cell office:value-type="float" office:value="0.461538461538462" calcext:value-type="float">
            <text:p>0.461538461538462</text:p>
          </table:table-cell>
        </table:table-row>
        <table:table-row table:style-name="ro1">
          <table:table-cell office:value-type="string" calcext:value-type="string">
            <text:p>outdegree</text:p>
          </table:table-cell>
          <table:table-cell office:value-type="float" office:value="0.323076923076923" calcext:value-type="float">
            <text:p>0.323076923076923</text:p>
          </table:table-cell>
          <table:table-cell office:value-type="float" office:value="0.246153846153846" calcext:value-type="float">
            <text:p>0.246153846153846</text:p>
          </table:table-cell>
          <table:table-cell office:value-type="float" office:value="0.492307692307692" calcext:value-type="float">
            <text:p>0.492307692307692</text:p>
          </table:table-cell>
          <table:table-cell office:value-type="float" office:value="0.292307692307692" calcext:value-type="float">
            <text:p>0.292307692307692</text:p>
          </table:table-cell>
        </table:table-row>
        <table:table-row table:style-name="ro1">
          <table:table-cell office:value-type="string" calcext:value-type="string">
            <text:p>pagerank</text:p>
          </table:table-cell>
          <table:table-cell office:value-type="float" office:value="0.476923076923077" calcext:value-type="float">
            <text:p>0.476923076923077</text:p>
          </table:table-cell>
          <table:table-cell office:value-type="float" office:value="0.384615384615385" calcext:value-type="float">
            <text:p>0.384615384615385</text:p>
          </table:table-cell>
          <table:table-cell office:value-type="float" office:value="0.384615384615385" calcext:value-type="float">
            <text:p>0.384615384615385</text:p>
          </table:table-cell>
          <table:table-cell office:value-type="float" office:value="0.461538461538462" calcext:value-type="float">
            <text:p>0.461538461538462</text:p>
          </table:table-cell>
        </table:table-row>
        <table:table-row table:style-name="ro1">
          <table:table-cell office:value-type="string" calcext:value-type="string">
            <text:p>euclide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8461538461538" calcext:value-type="float">
            <text:p>0.938461538461538</text:p>
          </table:table-cell>
          <table:table-cell office:value-type="float" office:value="0.384615384615385" calcext:value-type="float">
            <text:p>0.384615384615385</text:p>
          </table:table-cell>
        </table:table-row>
        <table:table-row table:style-name="ro1">
          <table:table-cell office:value-type="string" calcext:value-type="string">
            <text:p>fastRELIC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692307692307692" calcext:value-type="float">
            <text:p>0.6923076923076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/00/0000</text:date>, <text:time style:data-style-name="N2" text:time-value="18:08:39.1689116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8T13:05:51.076329599</meta:creation-date>
    <dc:date>2020-06-21T18:10:02.426418233</dc:date>
    <meta:editing-duration>PT7H59M30S</meta:editing-duration>
    <meta:editing-cycles>6</meta:editing-cycles>
    <meta:generator>LibreOffice/6.0.7.3$Linux_X86_64 LibreOffice_project/00m0$Build-3</meta:generator>
    <meta:document-statistic meta:table-count="1" meta:cell-count="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24cm" svg:height="21.197cm" xlink:href=".." xlink:type="simple" chart:class="chart:bar" chart:style-name="ch1">
        <chart:legend chart:legend-position="end" svg:x="23.512cm" svg:y="9.552cm" style:legend-expansion="high" chart:style-name="ch2"/>
        <chart:plot-area chart:style-name="ch3" table:cell-range-address="Sheet1.A2:Sheet1.E14 Sheet1.B1:Sheet1.E1" chart:data-source-has-labels="both" svg:x="0.578cm" svg:y="0.423cm" svg:width="22.356cm" svg:height="20.351cm">
          <chartooo:coordinate-region svg:x="2.829cm" svg:y="0.423cm" svg:width="20.105cm" svg:height="16.722cm"/>
          <chart:axis chart:dimension="x" chart:name="primary-x" chart:style-name="ch4" chartooo:axis-type="auto">
            <chartooo:date-scale/>
            <chart:categories table:cell-range-address="Sheet1.A2:Sheet1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4" chart:label-cell-address="Sheet1.B1:Sheet1.B1" chart:class="chart:bar">
            <chart:data-point chart:repeated="13"/>
          </chart:series>
          <chart:series chart:style-name="ch8" chart:values-cell-range-address="Sheet1.C2:Sheet1.C14" chart:label-cell-address="Sheet1.C1:Sheet1.C1" chart:class="chart:bar">
            <chart:data-point chart:repeated="13"/>
          </chart:series>
          <chart:series chart:style-name="ch9" chart:values-cell-range-address="Sheet1.D2:Sheet1.D14" chart:label-cell-address="Sheet1.D1:Sheet1.D1" chart:class="chart:bar">
            <chart:data-point chart:repeated="13"/>
          </chart:series>
          <chart:series chart:style-name="ch10" chart:values-cell-range-address="Sheet1.E2:Sheet1.E14" chart:label-cell-address="Sheet1.E1:Sheet1.E1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Sheet1.B1:Sheet1.B1</svg:desc>
                </draw:g>
              </table:table-cell>
              <table:table-cell office:value-type="string">
                <text:p>With fastRELIC</text:p>
                <draw:g>
                  <svg:desc>Sheet1.C1:Sheet1.C1</svg:desc>
                </draw:g>
              </table:table-cell>
              <table:table-cell office:value-type="string">
                <text:p>With Euclidean</text:p>
                <draw:g>
                  <svg:desc>Sheet1.D1:Sheet1.D1</svg:desc>
                </draw:g>
              </table:table-cell>
              <table:table-cell office:value-type="string">
                <text:p>With Euclidean and fastRELIC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erage_neighbour_degree</text:p>
                <draw:g>
                  <svg:desc>Sheet1.A2:Sheet1.A14</svg:desc>
                </draw:g>
              </table:table-cell>
              <table:table-cell office:value-type="float" office:value="0.569230769230769">
                <text:p>0.569230769230769</text:p>
                <draw:g>
                  <svg:desc>Sheet1.B2:Sheet1.B14</svg:desc>
                </draw:g>
              </table:table-cell>
              <table:table-cell office:value-type="float" office:value="0.492307692307692">
                <text:p>0.492307692307692</text:p>
                <draw:g>
                  <svg:desc>Sheet1.C2:Sheet1.C14</svg:desc>
                </draw:g>
              </table:table-cell>
              <table:table-cell office:value-type="float" office:value="0.769230769230769">
                <text:p>0.769230769230769</text:p>
                <draw:g>
                  <svg:desc>Sheet1.D2:Sheet1.D14</svg:desc>
                </draw:g>
              </table:table-cell>
              <table:table-cell office:value-type="float" office:value="0.615384615384615">
                <text:p>0.615384615384615</text:p>
                <draw:g>
                  <svg:desc>Sheet1.E2:Sheet1.E14</svg:desc>
                </draw:g>
              </table:table-cell>
            </table:table-row>
            <table:table-row>
              <table:table-cell office:value-type="string">
                <text:p>betweenness_centrality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0.4">
                <text:p>0.4</text:p>
              </table:table-cell>
              <table:table-cell office:value-type="float" office:value="0.492307692307692">
                <text:p>0.492307692307692</text:p>
              </table:table-cell>
            </table:table-row>
            <table:table-row>
              <table:table-cell office:value-type="string">
                <text:p>closeness_centrality</text:p>
              </table:table-cell>
              <table:table-cell office:value-type="float" office:value="0.415384615384615">
                <text:p>0.415384615384615</text:p>
              </table:table-cell>
              <table:table-cell office:value-type="float" office:value="0.369230769230769">
                <text:p>0.369230769230769</text:p>
              </table:table-cell>
              <table:table-cell office:value-type="float" office:value="0.430769230769231">
                <text:p>0.430769230769231</text:p>
              </table:table-cell>
              <table:table-cell office:value-type="float" office:value="0.553846153846154">
                <text:p>0.553846153846154</text:p>
              </table:table-cell>
            </table:table-row>
            <table:table-row>
              <table:table-cell office:value-type="string">
                <text:p>clustering</text:p>
              </table:table-cell>
              <table:table-cell office:value-type="float" office:value="0.4">
                <text:p>0.4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523076923076923">
                <text:p>0.523076923076923</text:p>
              </table:table-cell>
              <table:table-cell office:value-type="float" office:value="0.353846153846154">
                <text:p>0.353846153846154</text:p>
              </table:table-cell>
            </table:table-row>
            <table:table-row>
              <table:table-cell office:value-type="string">
                <text:p>degree</text:p>
              </table:table-cell>
              <table:table-cell office:value-type="float" office:value="0.323076923076923">
                <text:p>0.323076923076923</text:p>
              </table:table-cell>
              <table:table-cell office:value-type="float" office:value="0.246153846153846">
                <text:p>0.246153846153846</text:p>
              </table:table-cell>
              <table:table-cell office:value-type="float" office:value="0.492307692307692">
                <text:p>0.492307692307692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degree_centrality</text:p>
              </table:table-cell>
              <table:table-cell office:value-type="float" office:value="0.446153846153846">
                <text:p>0.446153846153846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0.553846153846154">
                <text:p>0.553846153846154</text:p>
              </table:table-cell>
              <table:table-cell office:value-type="float" office:value="0.492307692307692">
                <text:p>0.492307692307692</text:p>
              </table:table-cell>
            </table:table-row>
            <table:table-row>
              <table:table-cell office:value-type="string">
                <text:p>has_feedback_path</text:p>
              </table:table-cell>
              <table:table-cell office:value-type="float" office:value="0.323076923076923">
                <text:p>0.323076923076923</text:p>
              </table:table-cell>
              <table:table-cell office:value-type="float" office:value="0.261538461538462">
                <text:p>0.261538461538462</text:p>
              </table:table-cell>
              <table:table-cell office:value-type="float" office:value="0.507692307692308">
                <text:p>0.507692307692308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katz</text:p>
              </table:table-cell>
              <table:table-cell office:value-type="float" office:value="0.492307692307692">
                <text:p>0.492307692307692</text:p>
              </table:table-cell>
              <table:table-cell office:value-type="float" office:value="0.415384615384615">
                <text:p>0.415384615384615</text:p>
              </table:table-cell>
              <table:table-cell office:value-type="float" office:value="0.676923076923077">
                <text:p>0.676923076923077</text:p>
              </table:table-cell>
              <table:table-cell office:value-type="float" office:value="0.569230769230769">
                <text:p>0.569230769230769</text:p>
              </table:table-cell>
            </table:table-row>
            <table:table-row>
              <table:table-cell office:value-type="string">
                <text:p>load_centrality</text:p>
              </table:table-cell>
              <table:table-cell office:value-type="float" office:value="0.492307692307692">
                <text:p>0.492307692307692</text:p>
              </table:table-cell>
              <table:table-cell office:value-type="float" office:value="0.369230769230769">
                <text:p>0.369230769230769</text:p>
              </table:table-cell>
              <table:table-cell office:value-type="float" office:value="0.369230769230769">
                <text:p>0.369230769230769</text:p>
              </table:table-cell>
              <table:table-cell office:value-type="float" office:value="0.461538461538462">
                <text:p>0.461538461538462</text:p>
              </table:table-cell>
            </table:table-row>
            <table:table-row>
              <table:table-cell office:value-type="string">
                <text:p>outdegree</text:p>
              </table:table-cell>
              <table:table-cell office:value-type="float" office:value="0.323076923076923">
                <text:p>0.323076923076923</text:p>
              </table:table-cell>
              <table:table-cell office:value-type="float" office:value="0.246153846153846">
                <text:p>0.246153846153846</text:p>
              </table:table-cell>
              <table:table-cell office:value-type="float" office:value="0.492307692307692">
                <text:p>0.492307692307692</text:p>
              </table:table-cell>
              <table:table-cell office:value-type="float" office:value="0.292307692307692">
                <text:p>0.292307692307692</text:p>
              </table:table-cell>
            </table:table-row>
            <table:table-row>
              <table:table-cell office:value-type="string">
                <text:p>pagerank</text:p>
              </table:table-cell>
              <table:table-cell office:value-type="float" office:value="0.476923076923077">
                <text:p>0.476923076923077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0.461538461538462">
                <text:p>0.461538461538462</text:p>
              </table:table-cell>
            </table:table-row>
            <table:table-row>
              <table:table-cell office:value-type="string">
                <text:p>euclide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38461538461538">
                <text:p>0.938461538461538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fastRELIC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692307692307692">
                <text:p>0.6923076923076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